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502f" officeooo:paragraph-rsid="000dbe09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e7912" officeooo:paragraph-rsid="000dbe0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030d4" officeooo:paragraph-rsid="000dbe09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200e0" officeooo:paragraph-rsid="000dbe09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3db19" officeooo:paragraph-rsid="000dbe0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211a" officeooo:paragraph-rsid="000dbe09" style:font-size-asian="12pt" style:font-weight-asian="normal" style:font-size-complex="12pt" style:font-weight-complex="normal"/>
    </style:style>
    <style:style style:name="P7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e7912" officeooo:paragraph-rsid="000dbe09" style:font-size-asian="12pt" style:font-weight-asian="normal" style:font-size-complex="12pt" style:font-weight-complex="normal"/>
    </style:style>
    <style:style style:name="T1" style:family="text">
      <style:text-properties officeooo:rsid="0125ca44"/>
    </style:style>
    <style:style style:name="T2" style:family="text">
      <style:text-properties officeooo:rsid="01546d83"/>
    </style:style>
    <style:style style:name="T3" style:family="text">
      <style:text-properties officeooo:rsid="036d81bb"/>
    </style:style>
    <style:style style:name="T4" style:family="text">
      <style:text-properties officeooo:rsid="01fcb2fa"/>
    </style:style>
    <style:style style:name="T5" style:family="text">
      <style:text-properties officeooo:rsid="036dd37a"/>
    </style:style>
    <style:style style:name="T6" style:family="text">
      <style:text-properties officeooo:rsid="0125211a"/>
    </style:style>
    <style:style style:name="T7" style:family="text">
      <style:text-properties officeooo:rsid="01fdf7cd"/>
    </style:style>
    <style:style style:name="T8" style:family="text">
      <style:text-properties officeooo:rsid="01255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/>
      <text:p text:style-name="P2"/>
      <text:p text:style-name="P2">Из-за приёма со сдачей в рабство и нестыковки в расписаниях движения поездов, на 4-й километр под Черниговом я добрался уже поздним вечером.</text:p>
      <text:p text:style-name="P2">Однако, обусловленный понедельник ещё не истёк и я стал бить в железо ворот, <text:span text:style-name="T2">чем </text:span>вызвал недовольные крики охраны в проходной. </text:p>
      <text:p text:style-name="P3">Там включили свет и спросили чего надо. Имя Тамары послужило паролем. </text:p>
      <text:p text:style-name="P3">Подошли ещё два санитара в синих байковых халатах и меня отвели в приёмное отделение.</text:p>
      <text:p text:style-name="P3">Там я сдал свою одежду и получил взамен пижаму и пару кирзовых сапог. </text:p>
      <text:p text:style-name="P3">Левый ничего, но правый очень жал. Наверное, в отместку, что потревожил в поздний час. </text:p>
      <text:p text:style-name="P3">Затем через холод и темноту меня отвели в пятое отделение и сдали тамошнему дежурному медбрату.</text:p>
      <text:p text:style-name="P3">Он завёл меня в широченный коридор, где по причине позднего часа светились только несколько дежурных плафонов, отблёскивая в тёмном стекле дальн<text:span text:style-name="T3">его</text:span> ок<text:span text:style-name="T3">на</text:span> <text:span text:style-name="T3">в</text:span> противоположно<text:span text:style-name="T3">м</text:span> конца коридора. </text:p>
      <text:p text:style-name="P4">Вдоль стен <text:s/>его шли двери палат <text:s/>— тоже остеклённые.</text:p>
      <text:p text:style-name="P4">Дежурный <text:span text:style-name="T4">за</text:span>вёл меня в одну из них, указал свободную койку и вышел.</text:p>
      <text:p text:style-name="P4">В скудном свете <text:s/>сквозь стекло <text:span text:style-name="T5">входной </text:span>двери, я различил полдюжины коек, на которых лежали укрытые фигуры, и белые тумбочки. </text:p>
      <text:p text:style-name="P4">Разде<text:span text:style-name="T2">вшись, я</text:span> лёг, подавляя невольный страх. </text:p>
      <text:p text:style-name="P4">По-видимому, моё появление заставило обитателей палаты затаиться, но постепенно они оттаяли.</text:p>
      <text:p text:style-name="P4">Кто-то невидимый спросил меня из угла я ли это; на него зашикали и он умолк. </text:p>
      <text:p text:style-name="P4">Я воздержался от ответа. Из коридора за стеклянной дверью донёсся далёкий вопль и тоже <text:span text:style-name="T4">с</text:span>молк.</text:p>
      <text:p text:style-name="P4">Я лежал — укрытая фигура, как и все — и радовался, что всё-таки успел в понедельник, и чувствовал приливы настороженности, понимая среди кого я нахожусь.</text:p>
      <text:p text:style-name="P4">- А что, Костя, хотел бы сейчас домашней колбаски?- спросил один из невидимых фигур <text:span text:style-name="T4">своего </text:span>невидимого друг<text:span text:style-name="T4">а</text:span>.</text:p>
      <text:p text:style-name="P4">Мне стало смешно до чёртиков. Как быстро меня вычислили!</text:p>
      <text:p text:style-name="P4">Уезжая в прошлы<text:span text:style-name="T2">й</text:span> раз из Чернигова с Ирой, мы купили кольцо спиралевидно <text:span text:style-name="T4">за</text:span>крученной домашней колбасы. Вкусная.</text:p>
      <text:p text:style-name="P4">Они <text:span text:style-name="T5">подхватили и </text:span>продолжи<text:span text:style-name="T5">ли</text:span> экспертное обсуждение той самой колбасы, а я давился смехом и выфыркивал его через нос, стиснув зубами уголок подушки, чтобы меня не приняли за психа. </text:p>
      <text:p text:style-name="P4">В какой-то момент я не сумел сдержаться и они испуганно затихли.</text:p>
      <text:p text:style-name="P4"/>
      <text:p text:style-name="P4">Утро начиналось с шарканье <text:span text:style-name="T2">тапочек</text:span> в широком коридоре. </text:p>
      <text:p text:style-name="P5">С ярмом из вафельного полотенца на шее, я вышел туда в сапогах и, следуя основному потоку движения, нашёл умывальник и туалет.</text:p>
      <text:p text:style-name="P5">На завтрак была хавка, как хавка.</text:p>
      <text:p text:style-name="P5">Когда из города приехали врачи, Тамара заглянула в огромный коридор и окликнула меня по фамилии. </text:p>
      <text:p text:style-name="P5"><text:soft-page-break/>Я приблизился с извинениями за поздний приезд. Она меня простила и ушла.</text:p>
      <text:p text:style-name="P5"/>
      <text:p text:style-name="P5">Коридорное общество было смешанным, многолюдным, многообразным и пребывало в состоянии шумного броуновского движения. Абсолютно бессистемного.</text:p>
      <text:p text:style-name="P5">В сапогах кроме меня оказался лишь один, с по-зэковски обритой головой. </text:p>
      <text:p text:style-name="P5">Он в основном валялся возле белых радиаторов центрального отопления под окнами в дальнем конце; иногда прижимался к заду другого пациента, что валялся там же, но тот вяло его отталкивал.</text:p>
      <text:p text:style-name="P5">Вокруг бродили другие, в шлёпанцах, погружённые в свой внутренний мир, временами выныривая из него с непонятными для посторонних возгласами. </text:p>
      <text:p text:style-name="P5">Только инвалид на низенькой тележке не бродил, а ездил, отталкиваясь от пола руками. </text:p>
      <text:p text:style-name="P5">Он явно руководил частью общества способного понимать указания и распоряжения, у них шла тусовка в стиле чёрного рынка. </text:p>
      <text:p text:style-name="P5">Два-три щёголя держались вместе, <text:span text:style-name="T6">прогуливаясь сквозь общую суматоху. Темноволосый косил на пахана с интеллектуальным уклоном.</text:span></text:p>
      <text:p text:style-name="P6">Юноша среднеазиатской наружности пригласил меня поиграть в шашки за столиком в дальнем углу. </text:p>
      <text:p text:style-name="P6">Каждый его глаз двигался отдельно от другого, как бывает когда полушария мозга не вмешиваются в суверенные внутренние дела соседнего и каждое управляет своим глазом.</text:p>
      <text:p text:style-name="P6">В шашки играть он не умел и когда на доске у него осталась всего одна, я предложил ничью и больше не играл. </text:p>
      <text:p text:style-name="P6">Не играл <text:span text:style-name="T5">я</text:span> и в карты с<text:span text:style-name="T5">о</text:span> щёголями.</text:p>
      <text:p text:style-name="P6">У окна между запертой дверью во двор и застеклённой дверью в коридорчик <text:span text:style-name="T7">врачебных </text:span>кабинетов, сидела белая фигура медсестры и ни во что не вмешивалась. Она подымалась с места только после обеда — сопроводить столик на колёсиках, привозимый из коридорчика.</text:p>
      <text:p text:style-name="P6">В толпе пациентов раздавался радостный крик:</text:p>
      <text:p text:style-name="P6">- Лекарства!</text:p>
      <text:p text:style-name="P6">Они сбегались вокруг столика, хватая кому что нравится из таблеток разного цвета и величины. </text:p>
      <text:p text:style-name="P6">Впоследствии у многих стекленели глаза, а обмен на чёрном рынке оживлялся.</text:p>
      <text:p text:style-name="P6">Для заполнения свободного времени я пошёл путём Ленина и Дина Рида — мерить камеру шагами из конца в конец.</text:p>
      <text:p text:style-name="P6">Только коридор не одиночка: приходилось уклоняться от столкновений, тем более, что <text:s/>ходил я скорым шагом.</text:p>
      <text:p text:style-name="P6">Я выписывал длинный эллипс от двух окон <text:span text:style-name="T8">в одном конце коридора <text:s/>до окна и запертой двери в другом его конце. </text:span></text:p>
      <text:p text:style-name="P1">Некоторые обратили внимание. </text:p>
      <text:p text:style-name="P1">Щёголь-блондин начал выбивать ритм индейских барабанов по обложке толстой книги, которую постоянно носил подмышкой, в такт топанью моих сапог по полу.</text:p>
      <text:p text:style-name="P5">- <text:span text:style-name="T8">Чё ты дуру гонишь? Оно тебе надо?- крикнул мне темноволосый щёголь.</text:span></text:p>
      <text:p text:style-name="P5">- <text:span text:style-name="T8">Попробуй — приколешься!- крикнул я в ответ, уносясь к противоположному концу.</text:span></text:p>
      <text:p text:style-name="P1">Один из участников броуновского движения под стенами вдруг раскусил в чём суть. Он радостно вскрикнул и тоже начал выписывать эллипсы орбиты, правда не вдоль, а поперёк коридора.</text:p>
      <text:p text:style-name="P1"><text:soft-page-break/>- Огольцов заразил Баранова!- закричал какой-то «шестёрка» к медсестре на стуле.</text:p>
      <text:p text:style-name="P1">Но та ни во что не вмешивалась.</text:p>
      <text:p text:style-name="P1"/>
      <text:p text:style-name="P1">Ходить было больно, потому что правый оказался «испанским сапогом» из арсенала пыток инквизиции — на два размера меньше. </text:p>
      <text:p text:style-name="P1">Я продержался всего день, а на второй решил, что хватит из себя Русалочку строить и обратился к медсестре; она дала мне пару таких же шлёпанцев как и у всех, только драные. </text:p>
      <text:p text:style-name="P1">Зато <text:span text:style-name="T1">движение</text:span> по орбите стало безболезненны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20:04:34.888579351</meta:creation-date>
    <dc:date>2017-03-02T20:04:49.510231259</dc:date>
    <dc:creator>sehrguey </dc:creator>
    <meta:editing-duration>PT14S</meta:editing-duration>
    <meta:editing-cycles>1</meta:editing-cycles>
    <meta:document-statistic meta:table-count="0" meta:image-count="0" meta:object-count="0" meta:page-count="3" meta:paragraph-count="55" meta:word-count="844" meta:character-count="5486" meta:non-whitespace-character-count="4663"/>
    <meta:generator>LibreOffice/4.3.3.2$Linux_x86 LibreOffice_project/430m0$Build-2</meta:generator>
  </office:meta>
</office:document-meta>
</file>